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4000_runs_intrinsic_feedback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3" table:default-cell-style-name="ce2"/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office:value-type="float" office:value="0.754" calcext:value-type="float">
            <text:p>0,7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1" calcext:value-type="float">
            <text:p>0,261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office:value-type="float" office:value="0.739" calcext:value-type="float">
            <text:p>0,73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4000_runs_intrinsic_feedback.B2:4000_runs_intrinsic_feedback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20:38:35.9884180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0:39:12.625794741</dc:date>
    <meta:editing-duration>PT54S</meta:editing-duration>
    <meta:editing-cycles>2</meta:editing-cycles>
    <meta:generator>LibreOffice/5.1.6.2$Linux_X86_64 LibreOffice_project/10m0$Build-2</meta:generator>
    <meta:document-statistic meta:table-count="1" meta:cell-count="180" meta:object-count="0"/>
  </office:meta>
</office:document-meta>
</file>